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8.8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 text:c="27"/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                       <text:span text:style-name="T1">Разность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       <text:span text:style-name="T1">  AND: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ете 1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ce2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8" table:number-rows-spanned="1">
            <text:p><text:s text:c="61"/>Двоичное представление</text:p>
          </table:table-cell>
          <table:covered-table-cell table:number-columns-repeated="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7"/>NOT: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ый код:</text:p>
          </table:table-cell>
          <table:table-cell office:value-type="string" calcext:value-type="string" table:number-columns-spanned="2" table:number-rows-spanned="1">
            <text:p>          <text:span text:style-name="T2">           1</text:span>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: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Инвертируем: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Десятичное представление модуля числа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13:08:01.22358519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13:08:01.399807257</meta:creation-date>
    <dc:title>Таблица</dc:title>
    <meta:generator>LibreOffice/7.6.7.2$Linux_X86_64 LibreOffice_project/60$Build-2</meta:generator>
    <meta:editing-duration>PT1H11M49S</meta:editing-duration>
    <meta:editing-cycles>11</meta:editing-cycles>
    <dc:date>2026-04-20T14:19:54.680525477</dc:date>
    <meta:document-statistic meta:table-count="9" meta:cell-count="294" meta:object-count="0"/>
    <meta:template xlink:type="simple" xlink:actuate="onRequest" xlink:title="Таблица" xlink:href="../../../../../usr/lib/libreoffice/share/template/common/ШАБЛОН_ЭЛЕКТРОННОЙ_ТАБЛИЦЫ_2019-07-22.ots" meta:date="2026-04-20T13:08:01.286556963"/>
  </office:meta>
</office:document-meta>
</file>